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ologia Geral II</text:p>
      <text:p text:style-name="Standard">Aula 3<text:tab/><text:tab/>25/08/2015</text:p>
      <text:p text:style-name="Standard">Professor: <text:s/>Luiz</text:p>
      <text:p text:style-name="Standard"/>
      <text:p text:style-name="Standard"/>
      <text:p text:style-name="Standard">-Tectonica de Placas</text:p>
      <text:p text:style-name="Standard"><text:tab/>-Inserir Imagem</text:p>
      <text:p text:style-name="Standard"><text:tab/>-Relevo</text:p>
      <text:p text:style-name="Standard"/>
      <text:p text:style-name="Standard">-Crosta Continental: acida-intermediaria</text:p>
      <text:p text:style-name="Standard">-Crosta Oceanica:basica-Ultrabasica(base-manto litosferico)</text:p>
      <text:p text:style-name="Standard"/>
      <text:p text:style-name="Standard">-Orogenos--&gt;Cadeia de Montanhas </text:p>
      <text:p text:style-name="Standard"><text:tab/>-Convergente-&gt;Choque-&gt;Colisao-&gt;Orogenos Colisionais</text:p>
      <text:p text:style-name="Standard">imag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rol</meta:initial-creator>
    <meta:creation-date>2015-08-25T09:26:44</meta:creation-date>
    <dc:date>2015-08-25T10:22:28</dc:date>
    <dc:creator>Andre Korol</dc:creator>
    <meta:editing-duration>PT00H40M26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27" meta:character-count="284"/>
  </office:meta>
</office:document-meta>
</file>